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7cm" fo:min-width="1.92cm" fo:padding-top="0.151cm" fo:padding-bottom="0.151cm" fo:padding-left="0.276cm" fo:padding-right="0.276cm"/>
    </style:style>
    <style:style style:name="gr2" style:family="graphic">
      <style:graphic-properties svg:stroke-width="0.053cm" svg:stroke-color="#2a6099" draw:marker-start-width="0.279cm" draw:marker-end-width="0.279cm" draw:fill-color="#c1effc" draw:textarea-horizontal-align="justify" draw:textarea-vertical-align="middle" draw:auto-grow-height="false" fo:min-height="1.299cm" fo:min-width="1.948cm" fo:padding-top="0.151cm" fo:padding-bottom="0.151cm" fo:padding-left="0.276cm" fo:padding-right="0.276cm"/>
    </style:style>
    <style:style style:name="gr3" style:family="graphic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1.93cm" fo:padding-top="0.151cm" fo:padding-bottom="0.151cm" fo:padding-left="0.276cm" fo:padding-right="0.276cm"/>
    </style:style>
    <style:style style:name="gr4" style:family="graphic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3cm" fo:min-width="1.948cm" fo:padding-top="0.151cm" fo:padding-bottom="0.151cm" fo:padding-left="0.276cm" fo:padding-right="0.276cm"/>
    </style:style>
    <style:style style:name="gr5" style:family="graphic">
      <style:graphic-properties svg:stroke-width="0.053cm" svg:stroke-color="#12762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7cm" fo:min-width="1.93cm" fo:padding-top="0.151cm" fo:padding-bottom="0.151cm" fo:padding-left="0.276cm" fo:padding-right="0.276cm"/>
    </style:style>
    <style:style style:name="gr7" style:family="graphic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9cm" fo:min-width="1.948cm" fo:padding-top="0.151cm" fo:padding-bottom="0.151cm" fo:padding-left="0.276cm" fo:padding-right="0.276cm"/>
    </style:style>
    <style:style style:name="gr8" style:family="graphic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305cm" fo:min-width="1.9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04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127622" draw:marker-start-width="0.279cm" draw:marker-end="Arrow" draw:marker-end-width="0.379cm" draw:fill="solid" draw:fill-color="#5eb91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06cm" fo:min-width="1.948cm" fo:padding-top="0.151cm" fo:padding-bottom="0.151cm" fo:padding-left="0.276cm" fo:padding-right="0.276cm"/>
    </style:style>
    <style:style style:name="gr13" style:family="graphic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7cm" fo:min-width="1.919cm" fo:padding-top="0.151cm" fo:padding-bottom="0.151cm" fo:padding-left="0.276cm" fo:padding-right="0.276cm"/>
    </style:style>
    <style:style style:name="gr14" style:family="graphic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1.931cm" fo:padding-top="0.151cm" fo:padding-bottom="0.151cm" fo:padding-left="0.276cm" fo:padding-right="0.276cm"/>
    </style:style>
    <style:style style:name="gr15" style:family="graphic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7cm" fo:min-width="1.931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12762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7.298cm" fo:min-width="4.7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1.177cm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erif" fo:font-size="22pt" fo:font-weight="bold"/>
    </style:style>
    <style:style style:name="P2" style:family="paragraph">
      <loext:graphic-properties draw:fill-color="#f6f9d4"/>
      <style:paragraph-properties fo:text-align="center"/>
      <style:text-properties style:font-name="Liberation Serif" fo:font-size="22pt" fo:font-weight="bold"/>
    </style:style>
    <style:style style:name="P3" style:family="paragraph">
      <loext:graphic-properties draw:fill-color="#c1effc"/>
      <style:paragraph-properties fo:text-align="center"/>
      <style:text-properties style:font-name="Liberation Serif" fo:font-size="22pt" fo:font-weight="bold"/>
    </style:style>
    <style:style style:name="P4" style:family="paragraph">
      <loext:graphic-properties draw:fill="solid"/>
      <style:paragraph-properties fo:text-align="center"/>
      <style:text-properties style:font-name="Liberation Serif" fo:font-size="22pt" fo:font-weight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5eb91e"/>
      <style:paragraph-properties fo:text-align="center"/>
      <style:text-properties style:font-name="Liberation Serif" fo:font-size="22pt" fo:font-weight="bold"/>
    </style:style>
    <style:style style:name="P7" style:family="paragraph">
      <loext:graphic-properties draw:fill="solid"/>
      <style:paragraph-properties fo:text-align="center"/>
      <style:text-properties style:font-name="Liberation Serif" fo:font-size="24pt"/>
    </style:style>
    <style:style style:name="P8" style:family="paragraph">
      <loext:graphic-properties draw:fill="solid"/>
      <style:paragraph-properties fo:text-align="center"/>
      <style:text-properties fo:font-size="2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5eb91e"/>
      <style:paragraph-properties fo:text-align="center"/>
    </style:style>
    <style:style style:name="P11" style:family="paragraph">
      <style:text-properties fo:font-weight="normal"/>
    </style:style>
    <style:style style:name="P12" style:family="paragraph">
      <loext:graphic-properties draw:fill="none" draw:fill-color="#ffffff"/>
      <style:text-properties fo:font-weight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72cm" svg:height="1.599cm" svg:x="7.573cm" svg:y="1.3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.5cm" svg:height="1.601cm" svg:x="12.051cm" svg:y="1.34cm">
          <text:p text:style-name="P1">{4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82cm" svg:height="1.6cm" svg:x="7.545cm" svg:y="4.725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1.602cm" svg:x="12.051cm" svg:y="4.729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cm" svg:y1="7.9cm" svg:x2="8.614cm" svg:y2="6.5cm">
          <text:p/>
        </draw:line>
        <draw:line draw:style-name="gr5" draw:text-style-name="P4" draw:layer="layout" svg:x1="13.047cm" svg:y1="4.5cm" svg:x2="8.9cm" svg:y2="3.1cm">
          <text:p/>
        </draw:line>
        <draw:custom-shape draw:style-name="gr6" draw:text-style-name="P3" xml:id="id1" draw:id="id1" draw:layer="layout" svg:width="2.482cm" svg:height="1.599cm" svg:x="7.545cm" svg:y="8.111cm">
          <text:p text:style-name="P1">{6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5cm" svg:height="1.601cm" svg:x="12.051cm" svg:y="8.119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0.3cm" svg:y1="5.5cm" svg:x2="11.8cm" svg:y2="5.5cm">
          <text:p/>
        </draw:line>
        <draw:line draw:style-name="gr8" draw:text-style-name="P5" draw:layer="layout" svg:x1="19cm" svg:y1="5.5cm" svg:x2="20.5cm" svg:y2="5.5cm">
          <text:p/>
        </draw:line>
        <draw:line draw:style-name="gr8" draw:text-style-name="P4" draw:layer="layout" svg:x1="10.3cm" svg:y1="2.1cm" svg:x2="11.8cm" svg:y2="2.1cm">
          <text:p/>
        </draw:line>
        <draw:line draw:style-name="gr8" draw:text-style-name="P5" draw:layer="layout" svg:x1="19cm" svg:y1="2.2cm" svg:x2="20.5cm" svg:y2="2.2cm">
          <text:p/>
        </draw:line>
        <draw:line draw:style-name="gr8" draw:text-style-name="P4" draw:layer="layout" svg:x1="10.3cm" svg:y1="9cm" svg:x2="11.8cm" svg:y2="9cm">
          <text:p/>
        </draw:line>
        <draw:custom-shape draw:style-name="gr9" draw:text-style-name="P2" draw:layer="layout" svg:width="2.5cm" svg:height="1.607cm" svg:x="3.24cm" svg:y="1.3cm">
          <text:p text:style-name="P1">{1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4" draw:id="id4" draw:layer="layout" svg:width="2.5cm" svg:height="1.606cm" svg:x="3.24cm" svg:y="4.702cm">
          <text:p text:style-name="P1">{5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8.3cm" svg:y1="4.5cm" svg:x2="4.44cm" svg:y2="3.166cm">
          <text:p/>
        </draw:line>
        <draw:custom-shape draw:style-name="gr12" draw:text-style-name="P3" xml:id="id2" draw:id="id2" draw:layer="layout" svg:width="2.5cm" svg:height="1.608cm" svg:x="3.24cm" svg:y="8.102cm">
          <text:p text:style-name="P1">{6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.6cm" svg:y1="5.487cm" svg:x2="3.1cm" svg:y2="5.487cm">
          <text:p/>
        </draw:line>
        <draw:line draw:style-name="gr8" draw:text-style-name="P5" draw:layer="layout" svg:x1="1.6cm" svg:y1="8.987cm" svg:x2="3.1cm" svg:y2="8.987cm">
          <text:p/>
        </draw:line>
        <draw:line draw:style-name="gr8" draw:text-style-name="P4" draw:layer="layout" svg:x1="5.9cm" svg:y1="5.487cm" svg:x2="7.4cm" svg:y2="5.487cm">
          <text:p/>
        </draw:line>
        <draw:line draw:style-name="gr8" draw:text-style-name="P4" draw:layer="layout" svg:x1="5.9cm" svg:y1="2.087cm" svg:x2="7.4cm" svg:y2="2.087cm">
          <text:p/>
        </draw:line>
        <draw:line draw:style-name="gr8" draw:text-style-name="P4" draw:layer="layout" svg:x1="5.9cm" svg:y1="8.987cm" svg:x2="7.4cm" svg:y2="8.987cm">
          <text:p/>
        </draw:line>
        <draw:custom-shape draw:style-name="gr13" draw:text-style-name="P3" xml:id="id5" draw:id="id5" draw:layer="layout" svg:width="2.471cm" svg:height="1.599cm" svg:x="16.529cm" svg:y="1.3cm">
          <text:p text:style-name="P1">{4, -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3" draw:id="id3" draw:layer="layout" svg:width="2.483cm" svg:height="1.6cm" svg:x="16.5cm" svg:y="4.725cm">
          <text:p text:style-name="P1">{5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7.59cm" svg:y1="7.9cm" svg:x2="13.4cm" svg:y2="6.5cm">
          <text:p/>
        </draw:line>
        <draw:custom-shape draw:style-name="gr15" draw:text-style-name="P2" draw:layer="layout" svg:width="2.483cm" svg:height="1.599cm" svg:x="16.5cm" svg:y="8.111cm">
          <text:p text:style-name="P1">{3, -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4.8cm" svg:y1="5.487cm" svg:x2="16.3cm" svg:y2="5.487cm">
          <text:p/>
        </draw:line>
        <draw:line draw:style-name="gr8" draw:text-style-name="P4" draw:layer="layout" svg:x1="14.8cm" svg:y1="2.087cm" svg:x2="16.3cm" svg:y2="2.087cm">
          <text:p/>
        </draw:line>
        <draw:line draw:style-name="gr8" draw:text-style-name="P4" draw:layer="layout" svg:x1="14.8cm" svg:y1="8.987cm" svg:x2="16.3cm" svg:y2="8.987cm">
          <text:p/>
        </draw:line>
        <draw:connector draw:style-name="gr16" draw:text-style-name="P7" draw:layer="layout" draw:type="lines" draw:line-skew="0.359cm 0.372cm" svg:x1="8.786cm" svg:y1="9.71cm" svg:x2="4.49cm" svg:y2="9.71cm" draw:start-shape="id1" draw:start-glue-point="2" draw:end-shape="id2" draw:end-glue-point="2" svg:d="M8786 9710v885l-4296 14v-899" svg:viewBox="0 0 4297 900">
          <text:p/>
        </draw:connector>
        <draw:connector draw:style-name="gr16" draw:text-style-name="P4" draw:layer="layout" draw:type="lines" draw:line-skew="0.446cm 0.471cm" svg:x1="17.741cm" svg:y1="6.325cm" svg:x2="4.49cm" svg:y2="6.308cm" draw:start-shape="id3" draw:start-glue-point="2" draw:end-shape="id4" draw:end-glue-point="2" svg:d="M17741 6325v973l-13251 8v-998" svg:viewBox="0 0 13252 999">
          <text:p/>
        </draw:connector>
        <draw:connector draw:style-name="gr16" draw:text-style-name="P8" draw:layer="layout" draw:type="lines" draw:line-skew="-0.273cm -0.313cm" svg:x1="17.764cm" svg:y1="1.3cm" svg:x2="13.301cm" svg:y2="1.34cm" draw:start-shape="id5" draw:start-glue-point="0" draw:end-shape="id6" draw:end-glue-point="0" svg:d="M17764 1300v-801h-4463v841" svg:viewBox="0 0 4464 842">
          <text:p/>
        </draw:connector>
        <draw:custom-shape draw:style-name="gr17" draw:text-style-name="P9" draw:layer="layout" svg:width="5.3cm" svg:height="7.6cm" svg:x="22.2cm" svg:y="1.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2.4cm" svg:y1="2.8cm" svg:x2="23.9cm" svg:y2="2.8cm">
          <text:p/>
        </draw:line>
        <draw:line draw:style-name="gr11" draw:text-style-name="P10" draw:layer="layout" svg:x1="22.6cm" svg:y1="5.434cm" svg:x2="24cm" svg:y2="5.434cm">
          <text:p/>
        </draw:line>
        <draw:frame draw:style-name="gr18" draw:text-style-name="P12" draw:layer="layout" svg:width="3.5cm" svg:height="1.427cm" svg:x="24cm" svg:y="2.2cm">
          <draw:text-box>
            <text:p text:style-name="P11"><text:span text:style-name="T1">prev/next node</text:span></text:p>
          </draw:text-box>
        </draw:frame>
        <draw:frame draw:style-name="gr19" draw:text-style-name="P12" draw:layer="layout" svg:width="3.3cm" svg:height="2.015cm" svg:x="24cm" svg:y="4.401cm">
          <draw:text-box>
            <text:p text:style-name="P11"><text:span text:style-name="T1">node within variability threshold</text:span></text:p>
          </draw:text-box>
        </draw:frame>
        <draw:custom-shape draw:style-name="gr20" draw:text-style-name="P14" draw:layer="layout" svg:width="1.2cm" svg:height="1.2cm" svg:x="20.6cm" svg:y="1.6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cm" svg:height="1.2cm" svg:x="0.3cm" svg:y="4.8cm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cm" svg:height="1.2cm" svg:x="20.6cm" svg:y="4.9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cm" svg:height="1.2cm" svg:x="0.3cm" svg:y="8.4cm">
          <text:p text:style-name="P1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.2cm" svg:height="1.2cm" svg:x="22.6cm" svg:y="7.3cm">
          <text:p text:style-name="P1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3.3cm" svg:height="2.015cm" svg:x="24cm" svg:y="6.902cm">
          <draw:text-box>
            <text:p><text:span text:style-name="T1">link between arro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46:01.560618711</meta:creation-date>
    <dc:date>2019-07-24T10:44:14.136345720</dc:date>
    <meta:editing-duration>PT41M22S</meta:editing-duration>
    <meta:editing-cycles>1</meta:editing-cycles>
    <meta:document-statistic meta:object-count="43"/>
    <meta:generator>LibreOffice/6.2.5.2$MacOSX_X86_64 LibreOffice_project/1ec314fa52f458adc18c4f025c545a4e8b22c159</meta:generator>
  </office:meta>
</office:document-meta>
</file>